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sv" fo:country="SE" officeooo:rsid="0008bfb2" officeooo:paragraph-rsid="0008bfb2"/>
    </style:style>
    <style:style style:name="P2" style:family="paragraph" style:parent-style-name="Standard">
      <style:text-properties fo:language="sv" fo:country="SE" officeooo:rsid="000ac898" officeooo:paragraph-rsid="000ac898"/>
    </style:style>
    <style:style style:name="P3" style:family="paragraph" style:parent-style-name="Standard">
      <style:text-properties fo:language="sv" fo:country="SE" officeooo:rsid="000cc36d" officeooo:paragraph-rsid="000cc36d"/>
    </style:style>
    <style:style style:name="P4" style:family="paragraph" style:parent-style-name="Standard">
      <style:text-properties fo:language="sv" fo:country="SE" officeooo:rsid="00118e92" officeooo:paragraph-rsid="00118e92"/>
    </style:style>
    <style:style style:name="P5" style:family="paragraph" style:parent-style-name="Standard">
      <style:text-properties fo:language="sv" fo:country="SE" officeooo:rsid="0015b202" officeooo:paragraph-rsid="0015b202"/>
    </style:style>
    <style:style style:name="P6" style:family="paragraph" style:parent-style-name="Standard">
      <style:text-properties fo:language="sv" fo:country="SE" officeooo:rsid="001d4d90" officeooo:paragraph-rsid="001d4d90"/>
    </style:style>
    <style:style style:name="P7" style:family="paragraph" style:parent-style-name="Standard">
      <style:text-properties fo:language="sv" fo:country="SE" officeooo:rsid="001edac9" officeooo:paragraph-rsid="002686fc"/>
    </style:style>
    <style:style style:name="P8" style:family="paragraph" style:parent-style-name="Standard">
      <style:text-properties fo:language="sv" fo:country="SE" officeooo:rsid="002b084c" officeooo:paragraph-rsid="002b084c"/>
    </style:style>
    <style:style style:name="P9" style:family="paragraph" style:parent-style-name="Standard">
      <style:text-properties fo:language="sv" fo:country="SE" officeooo:rsid="002b5248" officeooo:paragraph-rsid="002b5248"/>
    </style:style>
    <style:style style:name="P10" style:family="paragraph" style:parent-style-name="Standard">
      <style:text-properties fo:language="sv" fo:country="SE" officeooo:rsid="002d0df0" officeooo:paragraph-rsid="002d0df0"/>
    </style:style>
    <style:style style:name="P11" style:family="paragraph" style:parent-style-name="Standard">
      <style:text-properties fo:language="sv" fo:country="SE" officeooo:rsid="002d97d1" officeooo:paragraph-rsid="002d97d1"/>
    </style:style>
    <style:style style:name="P12" style:family="paragraph" style:parent-style-name="Standard">
      <style:text-properties fo:language="sv" fo:country="SE" officeooo:rsid="002ec46e" officeooo:paragraph-rsid="002ec46e"/>
    </style:style>
    <style:style style:name="P13" style:family="paragraph" style:parent-style-name="Standard">
      <style:text-properties fo:language="sv" fo:country="SE" officeooo:rsid="0038289f" officeooo:paragraph-rsid="0038289f"/>
    </style:style>
    <style:style style:name="P14" style:family="paragraph" style:parent-style-name="Standard">
      <style:text-properties fo:language="sv" fo:country="SE" officeooo:rsid="003ef05b" officeooo:paragraph-rsid="003ef05b"/>
    </style:style>
    <style:style style:name="P15" style:family="paragraph" style:parent-style-name="Standard">
      <style:text-properties fo:language="sv" fo:country="SE" officeooo:rsid="0041dcc2" officeooo:paragraph-rsid="0041dcc2"/>
    </style:style>
    <style:style style:name="P16" style:family="paragraph" style:parent-style-name="Standard">
      <style:text-properties fo:language="sv" fo:country="SE" officeooo:rsid="004949c5" officeooo:paragraph-rsid="004949c5"/>
    </style:style>
    <style:style style:name="P17" style:family="paragraph" style:parent-style-name="Standard">
      <style:text-properties fo:language="sv" fo:country="SE" officeooo:rsid="004f1a29" officeooo:paragraph-rsid="004f1a29"/>
    </style:style>
    <style:style style:name="P18" style:family="paragraph" style:parent-style-name="Standard">
      <style:text-properties fo:language="sv" fo:country="SE" officeooo:rsid="0057c34c" officeooo:paragraph-rsid="0057c34c"/>
    </style:style>
    <style:style style:name="P19" style:family="paragraph" style:parent-style-name="Standard">
      <style:text-properties fo:language="sv" fo:country="SE" officeooo:rsid="005a3b78" officeooo:paragraph-rsid="005a3b78"/>
    </style:style>
    <style:style style:name="P20" style:family="paragraph" style:parent-style-name="Standard">
      <style:text-properties fo:language="sv" fo:country="SE" officeooo:rsid="005fc0ab" officeooo:paragraph-rsid="005fc0ab"/>
    </style:style>
    <style:style style:name="P21" style:family="paragraph" style:parent-style-name="Standard">
      <style:text-properties fo:language="sv" fo:country="SE" officeooo:rsid="00608f93" officeooo:paragraph-rsid="00608f93"/>
    </style:style>
    <style:style style:name="P22" style:family="paragraph" style:parent-style-name="Standard">
      <style:text-properties fo:language="sv" fo:country="SE" officeooo:rsid="0061db2e" officeooo:paragraph-rsid="0061db2e"/>
    </style:style>
    <style:style style:name="P23" style:family="paragraph" style:parent-style-name="Standard">
      <style:text-properties fo:language="sv" fo:country="SE" officeooo:rsid="0067e039" officeooo:paragraph-rsid="0067e039"/>
    </style:style>
    <style:style style:name="P24" style:family="paragraph" style:parent-style-name="Standard">
      <style:text-properties fo:language="sv" fo:country="SE" officeooo:rsid="00686f09" officeooo:paragraph-rsid="00686f09"/>
    </style:style>
    <style:style style:name="P25" style:family="paragraph" style:parent-style-name="Standard">
      <style:text-properties fo:language="sv" fo:country="SE" officeooo:rsid="006bc8c0" officeooo:paragraph-rsid="006bc8c0"/>
    </style:style>
    <style:style style:name="P26" style:family="paragraph" style:parent-style-name="Standard">
      <style:text-properties fo:language="sv" fo:country="SE" officeooo:rsid="006dd3b2" officeooo:paragraph-rsid="006dd3b2"/>
    </style:style>
    <style:style style:name="P27" style:family="paragraph" style:parent-style-name="Standard">
      <style:text-properties fo:language="sv" fo:country="SE" officeooo:rsid="007115b1" officeooo:paragraph-rsid="007115b1"/>
    </style:style>
    <style:style style:name="P28" style:family="paragraph" style:parent-style-name="Standard">
      <style:text-properties fo:language="sv" fo:country="SE" officeooo:rsid="00762e14" officeooo:paragraph-rsid="00762e14"/>
    </style:style>
    <style:style style:name="P29" style:family="paragraph" style:parent-style-name="Standard">
      <style:text-properties fo:language="sv" fo:country="SE" officeooo:rsid="00769bc5" officeooo:paragraph-rsid="00769bc5"/>
    </style:style>
    <style:style style:name="P30" style:family="paragraph" style:parent-style-name="Standard">
      <style:text-properties fo:language="sv" fo:country="SE" officeooo:rsid="00890b2f" officeooo:paragraph-rsid="00890b2f"/>
    </style:style>
    <style:style style:name="P31" style:family="paragraph" style:parent-style-name="Standard">
      <style:text-properties fo:language="sv" fo:country="SE" officeooo:rsid="0089cc67" officeooo:paragraph-rsid="008c52f1"/>
    </style:style>
    <style:style style:name="P32" style:family="paragraph" style:parent-style-name="Standard">
      <style:text-properties fo:language="sv" fo:country="SE" officeooo:rsid="009028d2" officeooo:paragraph-rsid="009028d2"/>
    </style:style>
    <style:style style:name="P33" style:family="paragraph" style:parent-style-name="Standard">
      <style:text-properties fo:language="sv" fo:country="SE" officeooo:rsid="00987a42" officeooo:paragraph-rsid="00987a42"/>
    </style:style>
    <style:style style:name="T1" style:family="text">
      <style:text-properties officeooo:rsid="000a5083"/>
    </style:style>
    <style:style style:name="T2" style:family="text">
      <style:text-properties officeooo:rsid="000cc36d"/>
    </style:style>
    <style:style style:name="T3" style:family="text">
      <style:text-properties officeooo:rsid="000dbc70"/>
    </style:style>
    <style:style style:name="T4" style:family="text">
      <style:text-properties officeooo:rsid="000e0e1b"/>
    </style:style>
    <style:style style:name="T5" style:family="text">
      <style:text-properties officeooo:rsid="000fdf71"/>
    </style:style>
    <style:style style:name="T6" style:family="text">
      <style:text-properties officeooo:rsid="0014a94c"/>
    </style:style>
    <style:style style:name="T7" style:family="text">
      <style:text-properties officeooo:rsid="0016e63a"/>
    </style:style>
    <style:style style:name="T8" style:family="text">
      <style:text-properties officeooo:rsid="001d5e84"/>
    </style:style>
    <style:style style:name="T9" style:family="text">
      <style:text-properties officeooo:rsid="00263a72"/>
    </style:style>
    <style:style style:name="T10" style:family="text">
      <style:text-properties officeooo:rsid="002b5248"/>
    </style:style>
    <style:style style:name="T11" style:family="text">
      <style:text-properties officeooo:rsid="002d97d1"/>
    </style:style>
    <style:style style:name="T12" style:family="text">
      <style:text-properties officeooo:rsid="002ec46e"/>
    </style:style>
    <style:style style:name="T13" style:family="text">
      <style:text-properties officeooo:rsid="00308fba"/>
    </style:style>
    <style:style style:name="T14" style:family="text">
      <style:text-properties officeooo:rsid="0030ba48"/>
    </style:style>
    <style:style style:name="T15" style:family="text">
      <style:text-properties officeooo:rsid="003ed195"/>
    </style:style>
    <style:style style:name="T16" style:family="text">
      <style:text-properties officeooo:rsid="00403e9f"/>
    </style:style>
    <style:style style:name="T17" style:family="text">
      <style:text-properties officeooo:rsid="00429df1"/>
    </style:style>
    <style:style style:name="T18" style:family="text">
      <style:text-properties officeooo:rsid="00437c54"/>
    </style:style>
    <style:style style:name="T19" style:family="text">
      <style:text-properties officeooo:rsid="004ab283"/>
    </style:style>
    <style:style style:name="T20" style:family="text">
      <style:text-properties officeooo:rsid="004f8060"/>
    </style:style>
    <style:style style:name="T21" style:family="text">
      <style:text-properties officeooo:rsid="00599f03"/>
    </style:style>
    <style:style style:name="T22" style:family="text">
      <style:text-properties officeooo:rsid="005b90cc"/>
    </style:style>
    <style:style style:name="T23" style:family="text">
      <style:text-properties officeooo:rsid="00619cc9"/>
    </style:style>
    <style:style style:name="T24" style:family="text">
      <style:text-properties officeooo:rsid="0063975f"/>
    </style:style>
    <style:style style:name="T25" style:family="text">
      <style:text-properties officeooo:rsid="0069c8f6"/>
    </style:style>
    <style:style style:name="T26" style:family="text">
      <style:text-properties officeooo:rsid="006a6ed3"/>
    </style:style>
    <style:style style:name="T27" style:family="text">
      <style:text-properties officeooo:rsid="006aa195"/>
    </style:style>
    <style:style style:name="T28" style:family="text">
      <style:text-properties officeooo:rsid="006c96d9"/>
    </style:style>
    <style:style style:name="T29" style:family="text">
      <style:text-properties officeooo:rsid="006f69d4"/>
    </style:style>
    <style:style style:name="T30" style:family="text">
      <style:text-properties officeooo:rsid="007234f5"/>
    </style:style>
    <style:style style:name="T31" style:family="text">
      <style:text-properties officeooo:rsid="00737f26"/>
    </style:style>
    <style:style style:name="T32" style:family="text">
      <style:text-properties officeooo:rsid="00769bc5"/>
    </style:style>
    <style:style style:name="T33" style:family="text">
      <style:text-properties officeooo:rsid="00789b95"/>
    </style:style>
    <style:style style:name="T34" style:family="text">
      <style:text-properties officeooo:rsid="007cf0d3"/>
    </style:style>
    <style:style style:name="T35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36" style:family="text">
      <style:text-properties fo:font-variant="normal" fo:text-transform="none" fo:color="#000000" style:font-name="Liberation Serif" fo:font-size="12pt" fo:letter-spacing="normal" fo:font-style="normal" fo:font-weight="normal" officeooo:rsid="005b9115" style:font-size-asian="12pt" style:font-size-complex="12pt"/>
    </style:style>
    <style:style style:name="T37" style:family="text">
      <style:text-properties fo:font-variant="normal" fo:text-transform="none" fo:color="#000000" style:font-name="Liberation Serif" fo:font-size="12pt" fo:letter-spacing="normal" fo:font-style="normal" fo:font-weight="normal" officeooo:rsid="008f26e2" style:font-size-asian="12pt" style:font-size-complex="12pt"/>
    </style:style>
    <style:style style:name="T38" style:family="text">
      <style:text-properties fo:font-variant="normal" fo:text-transform="none" fo:color="#000000" style:font-name="Liberation Serif" fo:font-size="12pt" fo:letter-spacing="normal" fo:font-style="normal" fo:font-weight="normal" officeooo:rsid="009028d2" style:font-size-asian="12pt" style:font-size-complex="12pt"/>
    </style:style>
    <style:style style:name="T39" style:family="text">
      <style:text-properties fo:font-variant="normal" fo:text-transform="none" fo:color="#000000" style:font-name="Liberation Serif" fo:font-size="12pt" fo:letter-spacing="normal" fo:font-style="normal" fo:font-weight="normal" officeooo:rsid="0094f6a2" style:font-size-asian="12pt" style:font-size-complex="12pt"/>
    </style:style>
    <style:style style:name="T40" style:family="text">
      <style:text-properties fo:font-variant="normal" fo:text-transform="none" fo:color="#000000" style:font-name="Liberation Serif" fo:font-size="12pt" fo:letter-spacing="normal" fo:font-style="normal" fo:font-weight="normal" officeooo:rsid="00968d67" style:font-size-asian="12pt" style:font-size-complex="12pt"/>
    </style:style>
    <style:style style:name="T41" style:family="text">
      <style:text-properties fo:font-variant="normal" fo:text-transform="none" fo:color="#000000" style:font-name="Liberation Serif" fo:font-size="12pt" fo:letter-spacing="normal" fo:font-style="normal" fo:font-weight="normal" officeooo:rsid="009a5b04" style:font-size-asian="12pt" style:font-size-complex="12pt"/>
    </style:style>
    <style:style style:name="T42" style:family="text">
      <style:text-properties fo:font-variant="normal" fo:text-transform="none" fo:color="#000000" style:font-name="Liberation Serif" fo:font-size="12pt" fo:letter-spacing="normal" fo:font-style="normal" fo:font-weight="normal" officeooo:rsid="009bbd83" style:font-size-asian="12pt" style:font-size-complex="12pt"/>
    </style:style>
    <style:style style:name="T43" style:family="text">
      <style:text-properties officeooo:rsid="0091d14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ril</text:p>
      <text:p text:style-name="P1">Måndag 4 – Läst artiklar. <text:span text:style-name="T1">8h</text:span></text:p>
      <text:p text:style-name="P1">Tisdag 5 – Läst artiklar, läst om nn frameworks, sökt fler artiklar, skrivit på planeringen. <text:span text:style-name="T1">6.5 h.</text:span></text:p>
      <text:p text:style-name="P2">Onsdag 6 – Läst om frameworks och framförallt tf. <text:span text:style-name="T2">7h</text:span></text:p>
      <text:p text:style-name="P3">Torsdag 7 – tf<text:span text:style-name="T4"> </text:span>tutorial<text:span text:style-name="T5">s</text:span>, <text:span text:style-name="T3">möte torkel, träffade christoffer, fick ett rum. Planning report. 7.5h</text:span></text:p>
      <text:p text:style-name="P4">Fredag 8 – cnn föreläsning youtube andrej, chatt med david, läst i deeplearningbook. <text:span text:style-name="T6">4H</text:span></text:p>
      <text:p text:style-name="P5"/>
      <text:p text:style-name="P5">måndag 11 – läste klart tf white paper. Bar dator till skolan. Läste om batchnorm &amp; image colorization. Fyllde på ordlistan. 8h. </text:p>
      <text:p text:style-name="P5">Tisdag <text:span text:style-name="T10">12 </text:span>– <text:span text:style-name="T7">matlab nn toolbox, image colorization. Hittade kod image colorization. Bryter ner artikeln. Fler artiklar. 7 h</text:span></text:p>
      <text:p text:style-name="P6">onsdag <text:span text:style-name="T10">13 </text:span>– förstår colorization. Läser perceptual losses, och om neuronnät generellt. Reder ut begrepp. <text:span text:style-name="T8">Gjorde en uggla med färger från ballongen. 9h</text:span></text:p>
      <text:p text:style-name="P7">torsdag <text:span text:style-name="T10">14 </text:span>– <text:span text:style-name="T9">perceptual losses artikeln, hittade chainer kod. Läser om chainer. Git init. Läser om skflow. Kan optical flow vara något? 7H</text:span></text:p>
      <text:p text:style-name="P8">fredag <text:span text:style-name="T10">15 –</text:span> <text:span text:style-name="T18">missade att anteckna, 6-8h.</text:span></text:p>
      <text:p text:style-name="P7"/>
      <text:p text:style-name="P9">måndag 18 – skrev klart första utkastet av planning report och time plan, 7h.</text:p>
      <text:p text:style-name="P10">Tisdag 19 – skrev loginscript. Pratade med Kristoffer och skrev om <text:span text:style-name="T13">i </text:span>planeringen. Ska installera caffe &amp; cuda. <text:span text:style-name="T11">7H</text:span></text:p>
      <text:p text:style-name="P11">onsdag 20 – <text:span text:style-name="T12">installerade caffe. 8h.</text:span></text:p>
      <text:p text:style-name="P12">Torsdag 21 – <text:span text:style-name="T14">kollade colorization demot. Caffe, exempel, fine-tuning. Xavier initialization. 8h.</text:span></text:p>
      <text:p text:style-name="P13">Fredag 22 – <text:span text:style-name="T15">Krånglade med caffe. net_surgery tutorial. Färglade ballongen. 7h. <text:s/></text:span></text:p>
      <text:p text:style-name="P6"/>
      <text:p text:style-name="P14">Måndag 25 – sjuk, läste lite hemma. <text:span text:style-name="T17">2-3h.</text:span></text:p>
      <text:p text:style-name="P14">Tisdag 26 samma<text:span text:style-name="T17">. </text:span></text:p>
      <text:p text:style-name="P14">Onsdag 27 – sjuk, möte Torkel. Ska läsa mer om det som state of the art-artiklarna bygger på och skriva ett avsnitt om neuronnät <text:span text:style-name="T16">i rapporten. Utökat litteraturbasen. 5h.</text:span></text:p>
      <text:p text:style-name="P15">Torsdag 28 – <text:span text:style-name="T18">fyller på i litteraturbasen med hänvisade artiklar från colorization och perceptual. Förstår cross entropy, den tar hänsyn till hur nära en klassificering var. 7h.</text:span></text:p>
      <text:p text:style-name="P16">Fredag 29 – <text:span text:style-name="T19">Läste deep colorization och automatic photo adjustment. Fyllde på litteraturbasen 6h</text:span></text:p>
      <text:p text:style-name="P16"/>
      <text:p text:style-name="P17">måndag 2 – <text:span text:style-name="T20">skrev pythonskript som laddar ner bilder. Började med rapporten. 8H</text:span></text:p>
      <text:p text:style-name="P18">tisdag 3 – byter till texmaker. Slipade skriptet. Gallrade bilder. <text:span text:style-name="T21">Resize och de-color med python. 7H</text:span></text:p>
      <text:p text:style-name="P19">onsdag 4 – <text:span text:style-name="T22">gallra svartvita med python. Försökte färglägga bilderna, ser konstigt ut, lite pill kvar.7h</text:span></text:p>
      <text:p text:style-name="P20">Kristi himmelfärd – 2h opencv</text:p>
      <text:p text:style-name="P20">söndag – 1h läste i Automatic Photo adjustment</text:p>
      <text:p text:style-name="P20"/>
      <text:p text:style-name="P21">måndag 9 – <text:span text:style-name="T23">färglade ~250 bilder från träningssetet. Några enstaka blir fula. Skrev rapport. Mejlade Richard Zhang. <text:s/>8H</text:span></text:p>
      <text:p text:style-name="P22">tisdag 10 – <text:span text:style-name="T24">skrev på rapport. Lär mig om latex, fixade referenser. <text:s/>7h</text:span></text:p>
      <text:p text:style-name="P23">onsdag – kollar net surgery, kanske går att modda colorization. <text:span text:style-name="T25">7h</text:span></text:p>
      <text:p text:style-name="P24">Torsdag – svar från Zhang. Läser deep <text:span text:style-name="T26">supervision</text:span>, skriver om den, gör om tidplan. <text:span text:style-name="T27">6H</text:span></text:p>
      <text:p text:style-name="P25">fredag – <text:span text:style-name="T28">finns ingen kod till varken color eller perceptual. Letat nya artiklar. 8H</text:span></text:p>
      <text:p text:style-name="P25"/>
      <text:p text:style-name="P26">måndag 16 – referenser i latex. Hittat nya artiklar, kanske t o m kod. <text:span text:style-name="T29">7 h</text:span></text:p>
      <text:p text:style-name="P27">tisdag 17 – <text:span text:style-name="T31">läst colorizationartiklar &amp; </text:span>learning representations, försöker förstå. Kod finns. <text:span text:style-name="T30">7H</text:span></text:p>
      <text:p text:style-name="P28">onsdag 18 – <text:span text:style-name="T32">inget</text:span></text:p>
      <text:p text:style-name="P29">torsdag 19 – Snackade med kristoffer, kanske gör nät från scratch. <text:span text:style-name="T33">Kanske går att utgå från demo kod, försöker vidare med det. Skrev i rapporten och går djupare in i Larssons artikel. 6 h</text:span></text:p>
      <text:p text:style-name="P29">fredag 20 – <text:span text:style-name="T34">Larssons artikel. Publicerad i arxiv är inget bra tecken. Vet inte vad jag ska göra. 5.5 h</text:span></text:p>
      <text:p text:style-name="P30">söndag – Kollade på caffe. 1.5 H</text:p>
      <text:p text:style-name="P31"><text:soft-page-break/>måndag 23 – <text:span text:style-name="T43">skissade Larssons nät. Verifierar</text:span><text:span text:style-name="T36"> dimensionerna på hyperkolonnerna </text:span><text:span text:style-name="T38">7</text:span><text:span text:style-name="T37">.5h</text:span></text:p>
      <text:p text:style-name="P32"><text:span text:style-name="T37">t</text:span><text:span text:style-name="T35">isdag 24 – </text:span><text:span text:style-name="T39">skissar BenNet + Samma som igår. </text:span><text:span text:style-name="T40">La upp en plan för att göra ett litet nät. 8H</text:span></text:p>
      <text:p text:style-name="P33"><text:span text:style-name="T40">o</text:span><text:span text:style-name="T35">nsdag 25 – läste om protobufs. </text:span><text:span text:style-name="T41">Kör caffe tutorials. </text:span><text:span text:style-name="T42">6.5 h. för mkt ångest för att fortsätta ida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5T15:20:29.086933143</meta:creation-date>
    <dc:date>2016-05-25T16:35:38.941333732</dc:date>
    <meta:editing-duration>P3DT2H16M40S</meta:editing-duration>
    <meta:editing-cycles>132</meta:editing-cycles>
    <meta:generator>LibreOffice/4.2.8.2$Linux_X86_64 LibreOffice_project/420m0$Build-2</meta:generator>
    <meta:document-statistic meta:table-count="0" meta:image-count="0" meta:object-count="0" meta:page-count="2" meta:paragraph-count="40" meta:word-count="534" meta:character-count="3402" meta:non-whitespace-character-count="2864"/>
  </office:meta>
</office:document-meta>
</file>